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56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65.67mm"/>
    </style:style>
    <style:style style:name="co6" style:family="table-column">
      <style:table-column-properties fo:break-before="auto" style:column-width="102.91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46.06mm"/>
    </style:style>
    <style:style style:name="co9" style:family="table-column">
      <style:table-column-properties fo:break-before="auto" style:column-width="91.55mm"/>
    </style:style>
    <style:style style:name="co10" style:family="table-column">
      <style:table-column-properties fo:break-before="auto" style:column-width="107.42mm"/>
    </style:style>
    <style:style style:name="co11" style:family="table-column">
      <style:table-column-properties fo:break-before="auto" style:column-width="58.21mm"/>
    </style:style>
    <style:style style:name="co12" style:family="table-column">
      <style:table-column-properties fo:break-before="auto" style:column-width="81.16mm"/>
    </style:style>
    <style:style style:name="co13" style:family="table-column">
      <style:table-column-properties fo:break-before="auto" style:column-width="101.14mm"/>
    </style:style>
    <style:style style:name="co14" style:family="table-column">
      <style:table-column-properties fo:break-before="auto" style:column-width="62.53mm"/>
    </style:style>
    <style:style style:name="co15" style:family="table-column">
      <style:table-column-properties fo:break-before="auto" style:column-width="78.79mm"/>
    </style:style>
    <style:style style:name="co16" style:family="table-column">
      <style:table-column-properties fo:break-before="auto" style:column-width="99.18mm"/>
    </style:style>
    <style:style style:name="co17" style:family="table-column">
      <style:table-column-properties fo:break-before="auto" style:column-width="123.3mm"/>
    </style:style>
    <style:style style:name="co18" style:family="table-column">
      <style:table-column-properties fo:break-before="auto" style:column-width="93.31mm"/>
    </style:style>
    <style:style style:name="co19" style:family="table-column">
      <style:table-column-properties fo:break-before="auto" style:column-width="55.4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/>
        </table:table-row>
        <table:table-row table:style-name="ro3">
          <table:table-cell table:style-name="ce11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2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2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10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1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2" table:number-rows-repeated="3">
          <table:table-cell/>
        </table:table-row>
        <table:table-row table:style-name="ro2">
          <table:table-cell table:style-name="ce10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10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8" table:default-cell-style-name="Default"/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13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osf.io/tvyxz/" xlink:type="simple">https://osf.io/tvyxz/</text:a></text:p>
          </table:table-cell>
        </table:table-row>
      </table:table>
      <table:table table:name="Scala" table:style-name="ta1">
        <table:table-column table:style-name="co9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calameta.org/" xlink:type="simple">https://scalameta.org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alafiddle (test small code)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scalafiddle.io/" xlink:type="simple">https://scalafiddle.io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bt + sonatyp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Typeclasses / context bounds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overag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codecov/example-scala" xlink:type="simple">https://github.com/codecov/example-scala</text:a>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/>
        </table:table-row>
      </table:table>
      <table:table table:name="Tools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0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2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10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0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10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10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10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10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3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Latex" table:style-name="ta1">
        <table:table-column table:style-name="co1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10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10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10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omplexity Explorables</text:p>
          </table:table-cell>
        </table:table-row>
        <table:table-row table:style-name="ro2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7" table:default-cell-style-name="Default"/>
        <table:table-row table:style-name="ro2">
          <table:table-cell/>
        </table:table-row>
        <table:table-row table:style-name="ro2">
          <table:table-cell table:style-name="ce10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5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Maths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ComputerScience" table:style-name="ta1">
        <table:table-column table:style-name="co18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</table:table>
      <table:table table:name="TimeSeries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1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1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1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</table:table>
      <table:table table:name="Transportation" table:style-name="ta1">
        <table:table-column table:style-name="co19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1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Energ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4:40:03.48590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11-18T14:42:27.026221000</dc:date>
    <meta:editing-duration>P3DT7H18M13S</meta:editing-duration>
    <meta:editing-cycles>112</meta:editing-cycles>
    <meta:generator>LibreOffice/5.4.6.2$MacOSX_X86_64 LibreOffice_project/4014ce260a04f1026ba855d3b8d91541c224eab8</meta:generator>
    <meta:document-statistic meta:table-count="26" meta:cell-count="182" meta:object-count="0"/>
    <meta:user-defined meta:name=""/>
  </office:meta>
</office:document-meta>
</file>